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table:number-columns-repeated="2" office:value-type="float" office:value="0.882835715296448" calcext:value-type="float">
            <text:p>0.88283571529644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441417857648224" calcext:value-type="float">
            <text:p>0.441417857648224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294278571765483" calcext:value-type="float">
            <text:p>0.294278571765483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220708928824112" calcext:value-type="float">
            <text:p>0.220708928824112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17656714305929" calcext:value-type="float">
            <text:p>0.1765671430592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147139285882741" calcext:value-type="float">
            <text:p>0.14713928588274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126119387899493" calcext:value-type="float">
            <text:p>0.126119387899493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110354464412056" calcext:value-type="float">
            <text:p>0.110354464412056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98092857255161" calcext:value-type="float">
            <text:p>0.09809285725516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882835715296448" calcext:value-type="float">
            <text:p>0.088283571529645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802577922996771" calcext:value-type="float">
            <text:p>0.080257792299677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735696429413707" calcext:value-type="float">
            <text:p>0.07356964294137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679104396381884" calcext:value-type="float">
            <text:p>0.06791043963818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630596939497463" calcext:value-type="float">
            <text:p>0.063059693949746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588557143530966" calcext:value-type="float">
            <text:p>0.058855714353097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55177232206028" calcext:value-type="float">
            <text:p>0.05517723220602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519315126644969" calcext:value-type="float">
            <text:p>0.051931512664497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490464286275805" calcext:value-type="float">
            <text:p>0.04904642862758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464650376471815" calcext:value-type="float">
            <text:p>0.046465037647182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441417857648224" calcext:value-type="float">
            <text:p>0.044141785764822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420397959664975" calcext:value-type="float">
            <text:p>0.04203979596649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401288961498386" calcext:value-type="float">
            <text:p>0.04012889614983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83841615346282" calcext:value-type="float">
            <text:p>0.03838416153462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67848214706854" calcext:value-type="float">
            <text:p>0.036784821470685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53134286118579" calcext:value-type="float">
            <text:p>0.03531342861185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39552198190942" calcext:value-type="float">
            <text:p>0.033955219819094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26976190850536" calcext:value-type="float">
            <text:p>0.032697619085054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15298469748731" calcext:value-type="float">
            <text:p>0.031529846974873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304426108722913" calcext:value-type="float">
            <text:p>0.03044261087229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94278571765483" calcext:value-type="float">
            <text:p>0.029427857176548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84785714611758" calcext:value-type="float">
            <text:p>0.028478571461176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7588616103014" calcext:value-type="float">
            <text:p>0.027588616103014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67525974332257" calcext:value-type="float">
            <text:p>0.026752597433226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59657563322485" calcext:value-type="float">
            <text:p>0.02596575633224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52238775798985" calcext:value-type="float">
            <text:p>0.02522387757989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45232143137902" calcext:value-type="float">
            <text:p>0.0245232143137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38604247377418" calcext:value-type="float">
            <text:p>0.023860424737742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32325188235907" calcext:value-type="float">
            <text:p>0.02323251882359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26368132127295" calcext:value-type="float">
            <text:p>0.02263681321273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20708928824112" calcext:value-type="float">
            <text:p>0.022070892882411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15325784218646" calcext:value-type="float">
            <text:p>0.021532578421865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10198979832488" calcext:value-type="float">
            <text:p>0.02101989798324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0531063146429" calcext:value-type="float">
            <text:p>0.02053106314642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200644480749193" calcext:value-type="float">
            <text:p>0.02006444807491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96185714510322" calcext:value-type="float">
            <text:p>0.019618571451032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91920807673141" calcext:value-type="float">
            <text:p>0.019192080767314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87837386233287" calcext:value-type="float">
            <text:p>0.01878373862332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83924107353427" calcext:value-type="float">
            <text:p>0.018392410735343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80170554142132" calcext:value-type="float">
            <text:p>0.018017055414213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7656714305929" calcext:value-type="float">
            <text:p>0.01765671430592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7310504221499" calcext:value-type="float">
            <text:p>0.017310504221499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69776099095471" calcext:value-type="float">
            <text:p>0.016977609909547</text:p>
          </table:table-cell>
        </table:table-row>
        <table:table-row table:style-name="ro1">
          <table:table-cell office:value-type="float" office:value="0.882835715296448" calcext:value-type="float">
            <text:p>0.882835715296448</text:p>
          </table:table-cell>
          <table:table-cell office:value-type="float" office:value="0.0166572776471028" calcext:value-type="float">
            <text:p>0.016657277647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185185185185" calcext:value-type="float">
            <text:p>0.018518518518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1818181818182" calcext:value-type="float">
            <text:p>0.018181818181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8571428571429" calcext:value-type="float">
            <text:p>0.017857142857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5438596491228" calcext:value-type="float">
            <text:p>0.017543859649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2413793103448" calcext:value-type="float">
            <text:p>0.017241379310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9491525423729" calcext:value-type="float">
            <text:p>0.016949152542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3934426229508" calcext:value-type="float">
            <text:p>0.016393442622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1290322580645" calcext:value-type="float">
            <text:p>0.016129032258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8730158730159" calcext:value-type="float">
            <text:p>0.015873015873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3846153846154" calcext:value-type="float">
            <text:p>0.0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1515151515152" calcext:value-type="float">
            <text:p>0.015151515151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9253731343284" calcext:value-type="float">
            <text:p>0.014925373134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7058823529412" calcext:value-type="float">
            <text:p>0.014705882352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4927536231884" calcext:value-type="float">
            <text:p>0.014492753623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285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0845070422535" calcext:value-type="float">
            <text:p>0.01408450704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6986301369863" calcext:value-type="float">
            <text:p>0.013698630136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135135135135" calcext:value-type="float">
            <text:p>0.013513513513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3333333333333" calcext:value-type="float">
            <text:p>0.013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1578947368421" calcext:value-type="float">
            <text:p>0.013157894736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987012987013" calcext:value-type="float">
            <text:p>0.012987012987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8205128205128" calcext:value-type="float">
            <text:p>0.012820512820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6582278481013" calcext:value-type="float">
            <text:p>0.012658227848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456790123457" calcext:value-type="float">
            <text:p>0.01234567901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951219512195" calcext:value-type="float">
            <text:p>0.01219512195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0481927710843" calcext:value-type="float">
            <text:p>0.012048192771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9047619047619" calcext:value-type="float">
            <text:p>0.011904761904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7647058823529" calcext:value-type="float">
            <text:p>0.011764705882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6279069767442" calcext:value-type="float">
            <text:p>0.011627906976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4942528735632" calcext:value-type="float">
            <text:p>0.011494252873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3636363636364" calcext:value-type="float">
            <text:p>0.011363636363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2359550561798" calcext:value-type="float">
            <text:p>0.01123595505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1111111111111" calcext:value-type="float">
            <text:p>0.011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9:30:51.798352694</meta:creation-date>
    <dc:date>2019-04-18T19:39:07.235741825</dc:date>
    <meta:editing-duration>PT8M16S</meta:editing-duration>
    <meta:editing-cycles>1</meta:editing-cycles>
    <meta:generator>LibreOffice/6.0.7.3$Linux_X86_64 LibreOffice_project/00m0$Build-3</meta:generator>
    <meta:document-statistic meta:table-count="1" meta:cell-count="182" meta:object-count="0"/>
  </office:meta>
</office:document-meta>
</file>